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uiteParts">
      <style:graphic-properties draw:textarea-vertical-align="middle" draw:auto-grow-height="false" fo:min-height="0.75cm" fo:min-width="7.5cm"/>
    </style:style>
    <style:style style:name="gr2" style:family="graphic" style:parent-style-name="SuiteParts">
      <style:graphic-properties draw:textarea-vertical-align="middle" draw:auto-grow-height="false" fo:min-height="0.458cm" fo:min-width="0.208cm"/>
    </style:style>
    <style:style style:name="gr3" style:family="graphic" style:parent-style-name="SuiteParts">
      <style:graphic-properties draw:textarea-vertical-align="middle" draw:auto-grow-height="false" fo:min-height="0.458cm" fo:min-width="0.914cm"/>
    </style:style>
    <style:style style:name="gr4" style:family="graphic" style:parent-style-name="SuiteParts">
      <style:graphic-properties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35cm" draw:marker-start-width="0.262cm" draw:marker-end="Arrow" draw:marker-end-width="0.322cm" draw:fill="solid" draw:textarea-vertical-align="middle" fo:padding-top="0.132cm" fo:padding-bottom="0.132cm" fo:padding-left="0.257cm" fo:padding-right="0.257cm"/>
    </style:style>
    <style:style style:name="gr6" style:family="graphic" style:parent-style-name="Lines">
      <style:graphic-properties svg:stroke-width="0.035cm" draw:marker-start-width="0.252cm" draw:marker-end-width="0.252cm" draw:textarea-vertical-align="middle" draw:auto-grow-height="false" fo:min-height="20.096cm" fo:min-width="0.009cm" fo:padding-top="0.142cm" fo:padding-bottom="0.142cm" fo:padding-left="0.267cm" fo:padding-right="0.267cm"/>
    </style:style>
    <style:style style:name="gr7" style:family="graphic" style:parent-style-name="SuiteParts">
      <style:graphic-properties draw:fill-color="#ef476f" draw:textarea-vertical-align="middle" draw:auto-grow-height="false" fo:min-height="2.25cm" fo:min-width="2cm"/>
    </style:style>
    <style:style style:name="gr8" style:family="graphic" style:parent-style-name="SuiteParts">
      <style:graphic-properties draw:fill-color="#ef476f" draw:textarea-vertical-align="middle" draw:auto-grow-height="false" fo:min-height="2.25cm" fo:min-width="2cm"/>
    </style:style>
    <style:style style:name="gr9" style:family="graphic" style:parent-style-name="standard">
      <style:graphic-properties draw:stroke="none" draw:fill="none" fo:min-height="0.514cm"/>
    </style:style>
    <style:style style:name="gr10" style:family="graphic" style:parent-style-name="standard">
      <style:graphic-properties draw:stroke="solid" svg:stroke-width="0.018cm" svg:stroke-color="#000000" draw:marker-start-width="0.267cm" draw:marker-end-width="0.267cm" draw:fill-color="#06d6a0" draw:textarea-horizontal-align="justify" draw:textarea-vertical-align="middle" draw:auto-grow-height="false" fo:min-height="2.75cm" fo:min-width="1.5cm" fo:padding-top="0.134cm" fo:padding-bottom="0.134cm" fo:padding-left="0.259cm" fo:padding-right="0.259cm"/>
    </style:style>
    <style:style style:name="gr11" style:family="graphic" style:parent-style-name="objectwithoutfill">
      <style:graphic-properties draw:stroke="solid" svg:stroke-width="0.035cm" draw:marker-start-width="0.262cm" draw:marker-end="Arrow" draw:marker-end-width="0.322cm" draw:fill="solid" draw:textarea-vertical-align="middle" fo:padding-top="0.132cm" fo:padding-bottom="0.132cm" fo:padding-left="0.257cm" fo:padding-right="0.257cm"/>
    </style:style>
    <style:style style:name="gr12" style:family="graphic" style:parent-style-name="objectwithoutfill">
      <style:graphic-properties draw:stroke="solid" svg:stroke-width="0.035cm" draw:marker-start="Arrow" draw:marker-start-width="0.262cm" draw:marker-end="Arrow" draw:marker-end-width="0.322cm" draw:fill="solid" draw:textarea-vertical-align="middle" fo:padding-top="0.132cm" fo:padding-bottom="0.132cm" fo:padding-left="0.257cm" fo:padding-right="0.257cm"/>
    </style:style>
    <style:style style:name="gr13" style:family="graphic" style:parent-style-name="standard" style:list-style-name="L1">
      <style:graphic-properties draw:fill-color="#ef8fa6" draw:textarea-horizontal-align="justify" draw:textarea-vertical-align="middle" draw:auto-grow-height="false" fo:min-height="1.998cm" fo:min-width="1.758cm"/>
    </style:style>
    <style:style style:name="gr14" style:family="graphic" style:parent-style-name="standard" style:list-style-name="L1">
      <style:graphic-properties draw:fill-color="#ef8fa6" draw:textarea-horizontal-align="justify" draw:textarea-vertical-align="middle" draw:auto-grow-height="false" fo:min-height="1.998cm" fo:min-width="1.758cm"/>
    </style:style>
    <style:style style:name="gr15" style:family="graphic" style:parent-style-name="standard">
      <style:graphic-properties draw:stroke="solid" svg:stroke-width="0.018cm" svg:stroke-color="#000000" draw:marker-start-width="0.267cm" draw:marker-end-width="0.267cm" draw:fill-color="#a7c6da" draw:textarea-horizontal-align="justify" draw:textarea-vertical-align="middle" draw:auto-grow-height="false" fo:min-height="2.75cm" fo:min-width="1.5cm" fo:padding-top="0.134cm" fo:padding-bottom="0.134cm" fo:padding-left="0.259cm" fo:padding-right="0.259cm"/>
    </style:style>
    <style:style style:name="gr16" style:family="graphic" style:parent-style-name="standard" style:list-style-name="L1">
      <style:graphic-properties draw:fill-color="#ef8fa6" draw:textarea-horizontal-align="justify" draw:textarea-vertical-align="middle" draw:auto-grow-height="false" fo:min-height="1.998cm" fo:min-width="1.758cm"/>
    </style:style>
    <style:style style:name="gr17" style:family="graphic" style:parent-style-name="standard" style:list-style-name="L1">
      <style:graphic-properties draw:fill-color="#ef8fa6" draw:textarea-horizontal-align="justify" draw:textarea-vertical-align="middle" draw:auto-grow-height="false" fo:min-height="1.998cm" fo:min-width="1.758cm"/>
    </style:style>
    <style:style style:name="gr18" style:family="graphic" style:parent-style-name="SuiteParts">
      <style:graphic-properties draw:fill-color="#ffd166" draw:textarea-vertical-align="middle" draw:auto-grow-height="false" fo:min-height="2.25cm" fo:min-width="2cm"/>
    </style:style>
    <style:style style:name="gr19" style:family="graphic" style:parent-style-name="SuiteParts" style:list-style-name="L1">
      <style:graphic-properties draw:fill-color="#ffd166" draw:textarea-vertical-align="middle" draw:auto-grow-height="false" fo:min-height="2.25cm" fo:min-width="2cm"/>
    </style:style>
    <style:style style:name="gr20" style:family="graphic" style:parent-style-name="standard" style:list-style-name="L1">
      <style:graphic-properties draw:fill-color="#ffe8b3" draw:textarea-horizontal-align="justify" draw:textarea-vertical-align="middle" draw:auto-grow-height="false" fo:min-height="1.998cm" fo:min-width="1.758cm"/>
    </style:style>
    <style:style style:name="gr21" style:family="graphic" style:parent-style-name="standard" style:list-style-name="L1">
      <style:graphic-properties draw:fill-color="#ffe8b3" draw:textarea-horizontal-align="justify" draw:textarea-vertical-align="middle" draw:auto-grow-height="false" fo:min-height="1.998cm" fo:min-width="1.758cm"/>
    </style:style>
    <style:style style:name="gr22" style:family="graphic" style:parent-style-name="SuiteParts" style:list-style-name="L1">
      <style:graphic-properties draw:fill-color="#ffd166" draw:textarea-vertical-align="middle" draw:auto-grow-height="false" fo:min-height="2.25cm" fo:min-width="2cm"/>
    </style:style>
    <style:style style:name="gr23" style:family="graphic" style:parent-style-name="standard" style:list-style-name="L1">
      <style:graphic-properties draw:fill-color="#ffe8b3" draw:textarea-horizontal-align="justify" draw:textarea-vertical-align="middle" draw:auto-grow-height="false" fo:min-height="1.998cm" fo:min-width="1.758cm"/>
    </style:style>
    <style:style style:name="gr24" style:family="graphic" style:parent-style-name="standard" style:list-style-name="L1">
      <style:graphic-properties draw:fill-color="#ffe8b3" draw:textarea-horizontal-align="justify" draw:textarea-vertical-align="middle" draw:auto-grow-height="false" fo:min-height="1.998cm" fo:min-width="1.758cm"/>
    </style:style>
    <style:style style:name="gr25" style:family="graphic" style:parent-style-name="standard">
      <style:graphic-properties draw:stroke="solid" svg:stroke-width="0.018cm" draw:marker-start-width="0.237cm" draw:fill="none" draw:textarea-horizontal-align="justify" draw:textarea-vertical-align="middle" draw:auto-grow-height="false" fo:min-height="1.75cm" fo:min-width="2cm" fo:padding-top="0.124cm" fo:padding-bottom="0.124cm" fo:padding-left="0.249cm" fo:padding-right="0.249cm"/>
    </style:style>
    <style:style style:name="gr26" style:family="graphic" style:parent-style-name="objectwithoutfill">
      <style:graphic-properties draw:stroke="solid" svg:stroke-width="0.018cm" draw:marker-start-width="0.237cm" draw:marker-end="Symmetric_20_Arrow" draw:marker-end-width="0.3cm" draw:fill="solid" draw:textarea-vertical-align="middle" fo:padding-top="0.124cm" fo:padding-bottom="0.124cm" fo:padding-left="0.249cm" fo:padding-right="0.249cm"/>
    </style:style>
    <style:style style:name="gr27" style:family="graphic" style:parent-style-name="objectwithoutfill">
      <style:graphic-properties draw:stroke="solid" svg:stroke-width="0.018cm" svg:stroke-color="#ef476f" draw:marker-start-width="0.237cm" draw:fill="solid" draw:textarea-vertical-align="middle" fo:padding-top="0.124cm" fo:padding-bottom="0.124cm" fo:padding-left="0.249cm" fo:padding-right="0.249cm"/>
    </style:style>
    <style:style style:name="gr28" style:family="graphic" style:parent-style-name="objectwithoutfill">
      <style:graphic-properties draw:stroke="solid" svg:stroke-width="0.018cm" svg:stroke-color="#ffd166" draw:marker-start-width="0.237cm" draw:fill="solid" draw:textarea-vertical-align="middle" fo:padding-top="0.124cm" fo:padding-bottom="0.124cm" fo:padding-left="0.249cm" fo:padding-right="0.249cm"/>
    </style:style>
    <style:style style:name="gr29" style:family="graphic" style:parent-style-name="objectwithoutfill">
      <style:graphic-properties draw:stroke="solid" svg:stroke-width="0.018cm" svg:stroke-color="#06d6a0" draw:marker-start-width="0.237cm" draw:fill="solid" draw:textarea-vertical-align="middle" fo:padding-top="0.124cm" fo:padding-bottom="0.124cm" fo:padding-left="0.249cm" fo:padding-right="0.249cm"/>
    </style:style>
    <style:style style:name="gr30" style:family="graphic" style:parent-style-name="objectwithoutfill">
      <style:graphic-properties draw:stroke="solid" svg:stroke-width="0.018cm" svg:stroke-color="#247ba0" draw:marker-start-width="0.237cm" draw:fill="solid" draw:textarea-vertical-align="middle" fo:padding-top="0.124cm" fo:padding-bottom="0.124cm" fo:padding-left="0.249cm" fo:padding-right="0.249cm"/>
    </style:style>
    <style:style style:name="gr31" style:family="graphic" style:parent-style-name="objectwithoutfill">
      <style:graphic-properties draw:stroke="solid" svg:stroke-width="0.018cm" svg:stroke-color="#a7c6da" draw:marker-start-width="0.237cm" draw:fill="solid" draw:textarea-vertical-align="middle" fo:padding-top="0.124cm" fo:padding-bottom="0.124cm" fo:padding-left="0.249cm" fo:padding-right="0.249cm"/>
    </style:style>
    <style:style style:name="gr32" style:family="graphic" style:parent-style-name="standard">
      <style:graphic-properties draw:stroke="solid" svg:stroke-width="0.018cm" svg:stroke-color="#000000" draw:marker-start-width="0.267cm" draw:marker-end-width="0.267cm" draw:fill-color="#247ba0" draw:textarea-horizontal-align="justify" draw:textarea-vertical-align="middle" draw:auto-grow-height="false" fo:min-height="2.75cm" fo:min-width="1.5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loext:graphic-properties draw:fill-color="#ef476f"/>
      <style:paragraph-properties fo:text-align="center"/>
      <style:text-properties fo:font-size="16pt" fo:language="en" fo:country="US" style:font-size-asian="16pt" style:font-size-complex="16pt"/>
    </style:style>
    <style:style style:name="P5" style:family="paragraph">
      <style:paragraph-properties fo:line-height="115%" fo:text-align="center"/>
    </style:style>
    <style:style style:name="P6" style:family="paragraph">
      <loext:graphic-properties draw:fill-color="#ef476f"/>
      <style:paragraph-properties fo:line-height="115%" fo:text-align="center"/>
      <style:text-properties fo:font-size="16pt" fo:language="en" fo:country="US" style:font-size-asian="16pt" style:font-size-complex="16pt"/>
    </style:style>
    <style:style style:name="P7" style:family="paragraph">
      <loext:graphic-properties draw:fill="none"/>
      <style:text-properties fo:language="en" fo:country="US"/>
    </style:style>
    <style:style style:name="P8" style:family="paragraph">
      <loext:graphic-properties draw:fill-color="#06d6a0"/>
      <style:paragraph-properties fo:text-align="center"/>
      <style:text-properties fo:language="en" fo:country="US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ef8fa6"/>
      <style:paragraph-properties fo:margin-left="0cm" fo:margin-right="0cm" fo:margin-top="0cm" fo:margin-bottom="0cm" fo:line-height="115%" fo:text-align="center" fo:text-indent="0cm"/>
    </style:style>
    <style:style style:name="P11" style:family="paragraph">
      <style:paragraph-properties fo:margin-left="0cm" fo:margin-right="0cm" fo:margin-top="0cm" fo:margin-bottom="0cm" fo:line-height="115%" fo:text-align="center" fo:text-indent="0cm"/>
    </style:style>
    <style:style style:name="P12" style:family="paragraph">
      <loext:graphic-properties draw:fill-color="#a7c6da"/>
      <style:paragraph-properties fo:text-align="center"/>
      <style:text-properties fo:language="en" fo:country="US"/>
    </style:style>
    <style:style style:name="P13" style:family="paragraph">
      <loext:graphic-properties draw:fill="none"/>
    </style:style>
    <style:style style:name="P14" style:family="paragraph">
      <loext:graphic-properties draw:fill-color="#ffd166"/>
      <style:paragraph-properties fo:text-align="center"/>
      <style:text-properties fo:font-size="16pt" fo:language="en" fo:country="US" style:font-size-asian="16pt" style:font-size-complex="16pt"/>
    </style:style>
    <style:style style:name="P15" style:family="paragraph">
      <loext:graphic-properties draw:fill-color="#ffd166"/>
      <style:paragraph-properties fo:margin-left="0cm" fo:margin-right="0cm" fo:margin-top="0cm" fo:margin-bottom="0cm" fo:line-height="115%" fo:text-align="center" fo:text-indent="0cm"/>
      <style:text-properties fo:font-size="16pt" fo:language="en" fo:country="US" style:font-size-asian="16pt" style:font-size-complex="16pt"/>
    </style:style>
    <style:style style:name="P16" style:family="paragraph">
      <loext:graphic-properties draw:fill-color="#ffe8b3"/>
      <style:paragraph-properties fo:margin-left="0cm" fo:margin-right="0cm" fo:margin-top="0cm" fo:margin-bottom="0cm" fo:line-height="115%" fo:text-align="center" fo:text-indent="0cm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247ba0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style:font-name="Liberation Sans2" fo:font-size="13pt" fo:language="en" fo:country="US" fo:font-weight="normal" style:font-name-asian="Liberation Sans2" style:font-size-asian="13pt" style:font-weight-asian="normal" style:font-name-complex="Liberation Sans2" style:font-size-complex="13pt" style:font-weight-complex="normal"/>
    </style:style>
    <style:style style:name="T4" style:family="text">
      <style:text-properties style:font-name="Liberation Sans2" fo:font-size="13pt" fo:language="en" fo:country="US" style:font-name-asian="Liberation Sans2" style:font-size-asian="13pt" style:font-name-complex="Liberation Sans2" style:font-size-complex="13pt"/>
    </style:style>
    <style:style style:name="T5" style:family="text">
      <style:text-properties style:font-name="Liberation Sans2" fo:font-size="13pt" fo:language="en" fo:country="US" fo:font-style="normal" style:font-name-asian="Liberation Sans2" style:font-size-asian="13pt" style:font-style-asian="normal" style:font-name-complex="Liberation Sans2" style:font-size-complex="13pt" style:font-style-complex="normal"/>
    </style:style>
    <style:style style:name="T6" style:family="text">
      <style:text-properties style:font-name="Liberation Sans" fo:font-size="13pt" fo:language="en" fo:country="US" fo:font-style="normal" style:font-name-asian="Liberation Sans2" style:font-size-asian="13pt" style:font-style-asian="normal" style:font-name-complex="Liberation Sans2" style:font-size-complex="13pt" style:font-style-complex="normal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style:font-name="Liberation Sans2" fo:font-size="14pt" fo:language="en" fo:country="US" style:font-name-asian="Liberation Sans2" style:font-size-asian="14pt" style:font-name-complex="Liberation Sans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cm" svg:height="1cm" svg:x="7.5cm" svg:y="2.5cm">
          <text:p text:style-name="P1"><text:span text:style-name="T1">FPGA Performance Sui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cm" svg:height="1cm" svg:x="1.76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 xml:id="id3" draw:id="id3">
          <draw:path draw:style-name="gr3" draw:text-style-name="P2" draw:layer="layout" svg:width="0.649cm" svg:height="0.832cm" svg:x="19.8cm" svg:y="2.667cm" svg:viewBox="0 0 650 833" svg:d="M650 666c0 31-14 57-44 84-30 26-67 45-119 61-51 15-102 22-162 22s-111-7-163-22c-51-16-89-35-118-61-30-27-44-53-44-84 0-2 0-4 0-5v-661h650v661c0 1 0 3 0 5z">
            <text:p/>
          </draw:path>
          <draw:custom-shape draw:style-name="gr4" draw:text-style-name="P2" draw:layer="layout" svg:width="0.649cm" svg:height="0.333cm" svg:x="19.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3" draw:layer="layout" svg:x1="2.76cm" svg:y1="3cm" svg:x2="7.5cm" svg:y2="3cm" draw:start-shape="id1" draw:start-glue-point="10" draw:end-shape="id2" draw:end-glue-point="3" svg:d="M2760 3000h4740" svg:viewBox="0 0 4741 1">
          <text:p text:style-name="P1"><text:span text:style-name="T1">User Input</text:span></text:p>
          <text:p text:style-name="P1"><text:span text:style-name="T1"/></text:p>
        </draw:connector>
        <draw:connector draw:style-name="gr5" draw:text-style-name="P3" draw:layer="layout" svg:x1="15.5cm" svg:y1="3cm" svg:x2="19.8cm" svg:y2="3cm" draw:start-shape="id2" draw:start-glue-point="1" draw:end-shape="id3" draw:end-glue-point="3" svg:d="M15500 3000h4300" svg:viewBox="0 0 4301 1">
          <text:p text:style-name="P1"><text:span text:style-name="T1">Data output</text:span></text:p>
          <text:p text:style-name="P1"><text:span text:style-name="T1"/></text:p>
        </draw:connector>
        <draw:custom-shape draw:style-name="gr6" draw:text-style-name="P2" draw:layer="layout" svg:width="1.5cm" svg:height="21.5cm" draw:transform="rotate (-1.5706217938697) translate (25.5cm 3.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4071.494349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4" draw:layer="layout" svg:width="2.5cm" svg:height="2.5cm" svg:x="4.3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5" draw:id="id5" draw:layer="layout" svg:width="2.5cm" svg:height="2.5cm" svg:x="4.5cm" svg:y="5cm">
          <text:p text:style-name="P5"><text:span text:style-name="T2">Vivado</text:span></text:p>
          <text:p text:style-name="P5"><text:span text:style-name="T2">Kintex-7</text:span></text:p>
          <text:p text:style-name="P5"><text:span text:style-name="T2">ADD</text:span></text:p>
          <text:p text:style-name="P5"><text:span text:style-name="T3">α</text:span><text:span text:style-name="T2"> 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721cm" svg:height="0.764cm" svg:x="1.4cm" svg:y="15.086cm">
          <draw:text-box>
            <text:p><text:span text:style-name="T2">VHDL</text:span></text:p>
          </draw:text-box>
        </draw:frame>
        <draw:g xml:id="id7" draw:id="id7">
          <draw:g>
            <draw:path draw:style-name="gr10" draw:text-style-name="P8" draw:layer="layout" svg:width="0.999cm" svg:height="1.489cm" svg:x="7cm" svg:y="8.504cm" svg:viewBox="0 0 1000 1490" svg:d="M619 1c1 1 1 1 1 2l380 378v1104c0 1 0 2-1 3l-1 1c-1 1-2 1-3 1h-990c-1 0-2 0-3-1l-1-1c-1-1-1-2-1-3v-1480c0-1 0-2 1-3l1-1c1-1 2-1 3-1h614c0 1 0 1 0 1z">
              <text:p/>
            </draw:path>
            <draw:path draw:style-name="gr10" draw:text-style-name="P8" draw:layer="layout" svg:width="0.999cm" svg:height="1.489cm" svg:x="7.2cm" svg:y="8.304cm" svg:viewBox="0 0 1000 1490" svg:d="M619 1c1 1 1 1 1 2l380 378v1104c0 1 0 2-1 3l-1 1c-1 1-2 1-3 1h-990c-1 0-2 0-3-1l-1-1c-1-1-1-2-1-3v-1480c0-1 0-2 1-3l1-1c1-1 2-1 3-1h614c0 1 0 1 0 1z">
              <text:p/>
            </draw:path>
          </draw:g>
        </draw:g>
        <draw:connector draw:style-name="gr11" draw:text-style-name="P3" draw:layer="layout" svg:x1="2.26cm" svg:y1="3.5cm" svg:x2="2.26cm" svg:y2="13.241cm" draw:start-shape="id1" draw:start-glue-point="8" draw:end-shape="id4" draw:end-glue-point="0" svg:d="M2260 3500v9741" svg:viewBox="0 0 1 9742">
          <text:p/>
        </draw:connector>
        <draw:connector draw:style-name="gr12" draw:text-style-name="P3" draw:layer="layout" svg:x1="5.75cm" svg:y1="7.5cm" svg:x2="5.75cm" svg:y2="11cm" draw:start-shape="id5" draw:start-glue-point="2" draw:end-shape="id6" draw:end-glue-point="0" svg:d="M5750 7500v3500" svg:viewBox="0 0 1 3501">
          <text:p/>
        </draw:connector>
        <draw:connector draw:style-name="gr11" draw:text-style-name="P9" draw:layer="layout" svg:x1="7cm" svg:y1="12.245cm" svg:x2="7.6cm" svg:y2="9.994cm" draw:start-shape="id6" draw:start-glue-point="1" draw:end-shape="id7" draw:end-glue-point="2" svg:d="M7000 12245h600v-2251" svg:viewBox="0 0 601 2252">
          <text:p/>
        </draw:connector>
        <draw:connector draw:style-name="gr11" draw:text-style-name="P9" draw:layer="layout" svg:x1="7.6cm" svg:y1="8.304cm" svg:x2="7cm" svg:y2="6.25cm" draw:start-shape="id7" draw:start-glue-point="0" draw:end-shape="id5" draw:end-glue-point="1" svg:d="M7600 8304v-2054h-600" svg:viewBox="0 0 601 2055">
          <text:p/>
        </draw:connector>
        <draw:connector draw:style-name="gr11" draw:text-style-name="P9" draw:layer="layout" svg:x1="4.5cm" svg:y1="6.25cm" svg:x2="3.75cm" svg:y2="8.527cm" draw:start-shape="id5" draw:start-glue-point="3" draw:end-shape="id8" draw:end-glue-point="0" svg:d="M4500 6250h-750v2277" svg:viewBox="0 0 751 2278">
          <text:p/>
        </draw:connector>
        <draw:custom-shape draw:style-name="gr13" draw:text-style-name="P10" draw:layer="layout" svg:width="2.5cm" svg:height="2.49cm" svg:x="4.301cm" svg:y="11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6" draw:id="id6" draw:layer="layout" svg:width="2.5cm" svg:height="2.49cm" svg:x="4.5cm" svg:y="11cm">
          <text:p text:style-name="P11"><text:span text:style-name="T2">Vivado</text:span></text:p>
          <text:p text:style-name="P1"><text:span text:style-name="T2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.96cm" svg:y1="14.186cm" svg:x2="5.75cm" svg:y2="13.49cm" draw:start-shape="id4" draw:start-glue-point="1" draw:end-shape="id6" draw:end-glue-point="2" svg:d="M2960 14186h2790v-696" svg:viewBox="0 0 2791 697">
          <text:p/>
        </draw:connector>
        <draw:path draw:style-name="gr15" draw:text-style-name="P12" xml:id="id8" draw:id="id8" draw:layer="layout" svg:width="0.999cm" svg:height="1.489cm" svg:x="3.25cm" svg:y="8.527cm" svg:viewBox="0 0 1000 1490" svg:d="M619 1c1 1 1 1 1 2l380 378v1104c0 1 0 2-1 3l-1 1c-1 1-2 1-3 1h-990c-1 0-2 0-3-1l-1-1c-1-1-1-2-1-3v-1480c0-1 0-2 1-3l1-1c1-1 2-1 3-1h614c0 1 0 1 0 1z">
          <text:p/>
        </draw:path>
        <draw:connector draw:style-name="gr11" draw:text-style-name="P9" draw:layer="layout" svg:x1="3.75cm" svg:y1="10.017cm" svg:x2="4.5cm" svg:y2="12.245cm" draw:start-shape="id8" draw:start-glue-point="2" draw:end-shape="id6" draw:end-glue-point="3" svg:d="M3750 10017v2228h750" svg:viewBox="0 0 751 2229">
          <text:p/>
        </draw:connector>
        <draw:frame draw:style-name="gr9" draw:text-style-name="P13" draw:layer="layout" svg:width="2.102cm" svg:height="0.764cm" draw:transform="rotate (1.5707963267949) translate (6.286cm 10.2cm)">
          <draw:text-box>
            <text:p><text:span text:style-name="T2">Reports</text:span></text:p>
          </draw:text-box>
        </draw:frame>
        <draw:frame draw:style-name="gr9" draw:text-style-name="P13" draw:layer="layout" svg:width="2.644cm" svg:height="0.764cm" draw:transform="rotate (1.5707963267949) translate (2.486cm 10.594cm)">
          <draw:text-box>
            <text:p><text:span text:style-name="T2">TCL Script</text:span></text:p>
          </draw:text-box>
        </draw:frame>
        <draw:custom-shape draw:style-name="gr7" draw:text-style-name="P4" draw:layer="layout" svg:width="2.5cm" svg:height="2.5cm" svg:x="10.305cm" svg:y="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9" draw:id="id9" draw:layer="layout" svg:width="2.5cm" svg:height="2.5cm" svg:x="10.505cm" svg:y="5.001cm">
          <text:p text:style-name="P11"><text:span text:style-name="T2">Vivado</text:span></text:p>
          <text:p text:style-name="P11"><text:span text:style-name="T2">Kintex-7</text:span></text:p>
          <text:p text:style-name="P11"><text:span text:style-name="T2">DP RAM</text:span></text:p>
          <text:p text:style-name="P5"><text:span text:style-name="T4">β</text:span><text:span text:style-name="T2"> x </text:span><text:span text:style-name="T5">ɣ</text:span><text:span text:style-name="T6"> </text:span><text:span text:style-name="T2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g>
            <draw:path draw:style-name="gr10" draw:text-style-name="P8" draw:layer="layout" svg:width="0.999cm" svg:height="1.489cm" svg:x="13.005cm" svg:y="8.505cm" svg:viewBox="0 0 1000 1490" svg:d="M619 1c1 1 1 1 1 2l380 378v1104c0 1 0 2-1 3l-1 1c-1 1-2 1-3 1h-990c-1 0-2 0-3-1l-1-1c-1-1-1-2-1-3v-1480c0-1 0-2 1-3l1-1c1-1 2-1 3-1h614c0 1 0 1 0 1z">
              <text:p/>
            </draw:path>
            <draw:path draw:style-name="gr10" draw:text-style-name="P8" draw:layer="layout" svg:width="0.999cm" svg:height="1.489cm" svg:x="13.205cm" svg:y="8.305cm" svg:viewBox="0 0 1000 1490" svg:d="M619 1c1 1 1 1 1 2l380 378v1104c0 1 0 2-1 3l-1 1c-1 1-2 1-3 1h-990c-1 0-2 0-3-1l-1-1c-1-1-1-2-1-3v-1480c0-1 0-2 1-3l1-1c1-1 2-1 3-1h614c0 1 0 1 0 1z">
              <text:p/>
            </draw:path>
          </draw:g>
        </draw:g>
        <draw:connector draw:style-name="gr12" draw:text-style-name="P3" draw:layer="layout" svg:x1="11.755cm" svg:y1="7.501cm" svg:x2="11.755cm" svg:y2="11.001cm" draw:start-shape="id9" draw:start-glue-point="2" draw:end-shape="id10" draw:end-glue-point="0" svg:d="M11755 7501v3500" svg:viewBox="0 0 1 3501">
          <text:p/>
        </draw:connector>
        <draw:connector draw:style-name="gr11" draw:text-style-name="P9" draw:layer="layout" svg:x1="13.005cm" svg:y1="12.246cm" svg:x2="13.605cm" svg:y2="9.995cm" draw:start-shape="id10" draw:start-glue-point="1" draw:end-shape="id11" draw:end-glue-point="2" svg:d="M13005 12246h600v-2251" svg:viewBox="0 0 601 2252">
          <text:p/>
        </draw:connector>
        <draw:connector draw:style-name="gr11" draw:text-style-name="P9" draw:layer="layout" svg:x1="13.605cm" svg:y1="8.305cm" svg:x2="13.005cm" svg:y2="6.251cm" draw:start-shape="id11" draw:start-glue-point="0" draw:end-shape="id9" draw:end-glue-point="1" svg:d="M13605 8305v-2054h-600" svg:viewBox="0 0 601 2055">
          <text:p/>
        </draw:connector>
        <draw:connector draw:style-name="gr11" draw:text-style-name="P9" draw:layer="layout" svg:x1="10.505cm" svg:y1="6.251cm" svg:x2="9.755cm" svg:y2="8.528cm" draw:start-shape="id9" draw:start-glue-point="3" draw:end-shape="id12" draw:end-glue-point="0" svg:d="M10505 6251h-750v2277" svg:viewBox="0 0 751 2278">
          <text:p/>
        </draw:connector>
        <draw:custom-shape draw:style-name="gr16" draw:text-style-name="P10" draw:layer="layout" svg:width="2.5cm" svg:height="2.49cm" svg:x="10.306cm" svg:y="11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0" draw:id="id10" draw:layer="layout" svg:width="2.5cm" svg:height="2.49cm" svg:x="10.505cm" svg:y="11.001cm">
          <text:p text:style-name="P11"><text:span text:style-name="T2">Vivado</text:span></text:p>
          <text:p text:style-name="P1"><text:span text:style-name="T2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5" draw:text-style-name="P12" xml:id="id12" draw:id="id12" draw:layer="layout" svg:width="0.999cm" svg:height="1.489cm" svg:x="9.255cm" svg:y="8.528cm" svg:viewBox="0 0 1000 1490" svg:d="M619 1c1 1 1 1 1 2l380 378v1104c0 1 0 2-1 3l-1 1c-1 1-2 1-3 1h-990c-1 0-2 0-3-1l-1-1c-1-1-1-2-1-3v-1480c0-1 0-2 1-3l1-1c1-1 2-1 3-1h614c0 1 0 1 0 1z">
          <text:p/>
        </draw:path>
        <draw:connector draw:style-name="gr11" draw:text-style-name="P9" draw:layer="layout" svg:x1="9.755cm" svg:y1="10.018cm" svg:x2="10.505cm" svg:y2="12.246cm" draw:start-shape="id12" draw:start-glue-point="2" draw:end-shape="id10" draw:end-glue-point="3" svg:d="M9755 10018v2228h750" svg:viewBox="0 0 751 2229">
          <text:p/>
        </draw:connector>
        <draw:frame draw:style-name="gr9" draw:text-style-name="P13" draw:layer="layout" svg:width="2.102cm" svg:height="0.764cm" draw:transform="rotate (1.5707963267949) translate (12.291cm 10.201cm)">
          <draw:text-box>
            <text:p><text:span text:style-name="T2">Reports</text:span></text:p>
          </draw:text-box>
        </draw:frame>
        <draw:frame draw:style-name="gr9" draw:text-style-name="P13" draw:layer="layout" svg:width="2.644cm" svg:height="0.764cm" draw:transform="rotate (1.5707963267949) translate (8.491cm 10.595cm)">
          <draw:text-box>
            <text:p><text:span text:style-name="T2">TCL Script</text:span></text:p>
          </draw:text-box>
        </draw:frame>
        <draw:connector draw:style-name="gr11" draw:text-style-name="P3" draw:layer="layout" svg:x1="2.96cm" svg:y1="14.186cm" svg:x2="11.755cm" svg:y2="13.491cm" draw:start-shape="id4" draw:start-glue-point="1" draw:end-shape="id10" draw:end-glue-point="2" svg:d="M2960 14186h8795v-695" svg:viewBox="0 0 8796 696">
          <text:p/>
        </draw:connector>
        <draw:frame draw:style-name="gr9" draw:text-style-name="P13" draw:layer="layout" svg:width="5.303cm" svg:height="0.764cm" draw:transform="rotate (1.5707963267949) translate (1.486cm 10.453cm)">
          <draw:text-box>
            <text:p><text:span text:style-name="T2">User chooses or ceates</text:span></text:p>
          </draw:text-box>
        </draw:frame>
        <draw:custom-shape draw:style-name="gr18" draw:text-style-name="P14" draw:layer="layout" svg:width="2.5cm" svg:height="2.5cm" svg:x="16.31cm" svg:y="5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13" draw:id="id13" draw:layer="layout" svg:width="2.5cm" svg:height="2.5cm" svg:x="16.51cm" svg:y="5.002cm">
          <text:p text:style-name="P11"><text:span text:style-name="T2">NanoXplore</text:span></text:p>
          <text:p text:style-name="P11"><text:span text:style-name="T7">NG-MEDIUM</text:span></text:p>
          <text:p text:style-name="P11"><text:span text:style-name="T8">ADD</text:span></text:p>
          <text:p text:style-name="P11"><text:span text:style-name="T9">α</text:span><text:span text:style-name="T8"> 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5" draw:id="id15">
          <draw:g>
            <draw:path draw:style-name="gr10" draw:text-style-name="P8" draw:layer="layout" svg:width="0.999cm" svg:height="1.489cm" svg:x="19.01cm" svg:y="8.506cm" svg:viewBox="0 0 1000 1490" svg:d="M619 1c1 1 1 1 1 2l380 378v1104c0 1 0 2-1 3l-1 1c-1 1-2 1-3 1h-990c-1 0-2 0-3-1l-1-1c-1-1-1-2-1-3v-1480c0-1 0-2 1-3l1-1c1-1 2-1 3-1h614c0 1 0 1 0 1z">
              <text:p/>
            </draw:path>
            <draw:path draw:style-name="gr10" draw:text-style-name="P8" draw:layer="layout" svg:width="0.999cm" svg:height="1.489cm" svg:x="19.21cm" svg:y="8.306cm" svg:viewBox="0 0 1000 1490" svg:d="M619 1c1 1 1 1 1 2l380 378v1104c0 1 0 2-1 3l-1 1c-1 1-2 1-3 1h-990c-1 0-2 0-3-1l-1-1c-1-1-1-2-1-3v-1480c0-1 0-2 1-3l1-1c1-1 2-1 3-1h614c0 1 0 1 0 1z">
              <text:p/>
            </draw:path>
          </draw:g>
        </draw:g>
        <draw:connector draw:style-name="gr12" draw:text-style-name="P3" draw:layer="layout" svg:x1="17.76cm" svg:y1="7.502cm" svg:x2="17.76cm" svg:y2="11.002cm" draw:start-shape="id13" draw:start-glue-point="2" draw:end-shape="id14" draw:end-glue-point="0" svg:d="M17760 7502v3500" svg:viewBox="0 0 1 3501">
          <text:p/>
        </draw:connector>
        <draw:connector draw:style-name="gr11" draw:text-style-name="P9" draw:layer="layout" svg:x1="19.01cm" svg:y1="12.247cm" svg:x2="19.61cm" svg:y2="9.996cm" draw:start-shape="id14" draw:start-glue-point="1" draw:end-shape="id15" draw:end-glue-point="2" svg:d="M19010 12247h600v-2251" svg:viewBox="0 0 601 2252">
          <text:p/>
        </draw:connector>
        <draw:connector draw:style-name="gr11" draw:text-style-name="P9" draw:layer="layout" svg:x1="19.61cm" svg:y1="8.306cm" svg:x2="19.01cm" svg:y2="6.252cm" draw:start-shape="id15" draw:start-glue-point="0" draw:end-shape="id13" draw:end-glue-point="1" svg:d="M19610 8306v-2054h-600" svg:viewBox="0 0 601 2055">
          <text:p/>
        </draw:connector>
        <draw:connector draw:style-name="gr11" draw:text-style-name="P9" draw:layer="layout" svg:x1="16.51cm" svg:y1="6.252cm" svg:x2="15.76cm" svg:y2="8.529cm" draw:start-shape="id13" draw:start-glue-point="3" draw:end-shape="id16" draw:end-glue-point="0" svg:d="M16510 6252h-750v2277" svg:viewBox="0 0 751 2278">
          <text:p/>
        </draw:connector>
        <draw:custom-shape draw:style-name="gr20" draw:text-style-name="P16" draw:layer="layout" svg:width="2.5cm" svg:height="2.49cm" svg:x="16.311cm" svg:y="11.2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14" draw:id="id14" draw:layer="layout" svg:width="2.5cm" svg:height="2.49cm" svg:x="16.51cm" svg:y="11.002cm">
          <text:p text:style-name="P11"><text:span text:style-name="T2">nxPython</text:span></text:p>
          <text:p text:style-name="P1"><text:span text:style-name="T2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5" draw:text-style-name="P12" xml:id="id16" draw:id="id16" draw:layer="layout" svg:width="0.999cm" svg:height="1.489cm" svg:x="15.26cm" svg:y="8.529cm" svg:viewBox="0 0 1000 1490" svg:d="M619 1c1 1 1 1 1 2l380 378v1104c0 1 0 2-1 3l-1 1c-1 1-2 1-3 1h-990c-1 0-2 0-3-1l-1-1c-1-1-1-2-1-3v-1480c0-1 0-2 1-3l1-1c1-1 2-1 3-1h614c0 1 0 1 0 1z">
          <text:p/>
        </draw:path>
        <draw:connector draw:style-name="gr11" draw:text-style-name="P9" draw:layer="layout" svg:x1="15.76cm" svg:y1="10.019cm" svg:x2="16.51cm" svg:y2="12.247cm" draw:start-shape="id16" draw:start-glue-point="2" draw:end-shape="id14" draw:end-glue-point="3" svg:d="M15760 10019v2228h750" svg:viewBox="0 0 751 2229">
          <text:p/>
        </draw:connector>
        <draw:frame draw:style-name="gr9" draw:text-style-name="P13" draw:layer="layout" svg:width="2.102cm" svg:height="0.764cm" draw:transform="rotate (1.5707963267949) translate (18.296cm 10.202cm)">
          <draw:text-box>
            <text:p><text:span text:style-name="T2">Reports</text:span></text:p>
          </draw:text-box>
        </draw:frame>
        <draw:frame draw:style-name="gr9" draw:text-style-name="P13" draw:layer="layout" svg:width="3.22cm" svg:height="0.764cm" draw:transform="rotate (1.5707963267949) translate (14.507cm 10.888cm)">
          <draw:text-box>
            <text:p><text:span text:style-name="T2">Python Script</text:span></text:p>
          </draw:text-box>
        </draw:frame>
        <draw:connector draw:style-name="gr11" draw:text-style-name="P3" draw:layer="layout" svg:x1="2.96cm" svg:y1="14.186cm" svg:x2="17.76cm" svg:y2="13.492cm" draw:start-shape="id4" draw:start-glue-point="1" draw:end-shape="id14" draw:end-glue-point="2" svg:d="M2960 14186h14800v-694" svg:viewBox="0 0 14801 695">
          <text:p/>
        </draw:connector>
        <draw:custom-shape draw:style-name="gr18" draw:text-style-name="P14" draw:layer="layout" svg:width="2.5cm" svg:height="2.5cm" svg:x="22.315cm" svg:y="5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17" draw:id="id17" draw:layer="layout" svg:width="2.5cm" svg:height="2.5cm" svg:x="22.515cm" svg:y="5.004cm">
          <text:p text:style-name="P11"><text:span text:style-name="T2">NanoXplore</text:span></text:p>
          <text:p text:style-name="P11"><text:span text:style-name="T7">NG-MEDIUM</text:span></text:p>
          <text:p text:style-name="P11"><text:span text:style-name="T2">DP RAM</text:span></text:p>
          <text:p text:style-name="P11"><text:span text:style-name="T4">β</text:span><text:span text:style-name="T2"> x </text:span><text:span text:style-name="T4">ɣ </text:span><text:span text:style-name="T2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9" draw:id="id19">
          <draw:g>
            <draw:path draw:style-name="gr10" draw:text-style-name="P8" draw:layer="layout" svg:width="0.999cm" svg:height="1.489cm" svg:x="25.015cm" svg:y="8.508cm" svg:viewBox="0 0 1000 1490" svg:d="M619 1c1 1 1 1 1 2l380 378v1104c0 1 0 2-1 3l-1 1c-1 1-2 1-3 1h-990c-1 0-2 0-3-1l-1-1c-1-1-1-2-1-3v-1480c0-1 0-2 1-3l1-1c1-1 2-1 3-1h614c0 1 0 1 0 1z">
              <text:p/>
            </draw:path>
            <draw:path draw:style-name="gr10" draw:text-style-name="P8" draw:layer="layout" svg:width="0.999cm" svg:height="1.489cm" svg:x="25.215cm" svg:y="8.308cm" svg:viewBox="0 0 1000 1490" svg:d="M619 1c1 1 1 1 1 2l380 378v1104c0 1 0 2-1 3l-1 1c-1 1-2 1-3 1h-990c-1 0-2 0-3-1l-1-1c-1-1-1-2-1-3v-1480c0-1 0-2 1-3l1-1c1-1 2-1 3-1h614c0 1 0 1 0 1z">
              <text:p/>
            </draw:path>
          </draw:g>
        </draw:g>
        <draw:connector draw:style-name="gr12" draw:text-style-name="P3" draw:layer="layout" svg:x1="23.765cm" svg:y1="7.504cm" svg:x2="23.765cm" svg:y2="11.004cm" draw:start-shape="id17" draw:start-glue-point="2" draw:end-shape="id18" draw:end-glue-point="0" svg:d="M23765 7504v3500" svg:viewBox="0 0 1 3501">
          <text:p/>
        </draw:connector>
        <draw:connector draw:style-name="gr11" draw:text-style-name="P9" draw:layer="layout" svg:x1="25.015cm" svg:y1="12.249cm" svg:x2="25.615cm" svg:y2="9.998cm" draw:start-shape="id18" draw:start-glue-point="1" draw:end-shape="id19" draw:end-glue-point="2" svg:d="M25015 12249h600v-2251" svg:viewBox="0 0 601 2252">
          <text:p/>
        </draw:connector>
        <draw:connector draw:style-name="gr11" draw:text-style-name="P9" draw:layer="layout" svg:x1="25.615cm" svg:y1="8.308cm" svg:x2="25.015cm" svg:y2="6.254cm" draw:start-shape="id19" draw:start-glue-point="0" draw:end-shape="id17" draw:end-glue-point="1" svg:d="M25615 8308v-2054h-600" svg:viewBox="0 0 601 2055">
          <text:p/>
        </draw:connector>
        <draw:connector draw:style-name="gr11" draw:text-style-name="P9" draw:layer="layout" svg:x1="22.515cm" svg:y1="6.254cm" svg:x2="21.765cm" svg:y2="8.531cm" draw:start-shape="id17" draw:start-glue-point="3" draw:end-shape="id20" draw:end-glue-point="0" svg:d="M22515 6254h-750v2277" svg:viewBox="0 0 751 2278">
          <text:p/>
        </draw:connector>
        <draw:custom-shape draw:style-name="gr23" draw:text-style-name="P16" draw:layer="layout" svg:width="2.5cm" svg:height="2.49cm" svg:x="22.316cm" svg:y="11.2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xml:id="id18" draw:id="id18" draw:layer="layout" svg:width="2.5cm" svg:height="2.49cm" svg:x="22.515cm" svg:y="11.004cm">
          <text:p text:style-name="P11"><text:span text:style-name="T2">nxPython</text:span></text:p>
          <text:p text:style-name="P1"><text:span text:style-name="T2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5" draw:text-style-name="P12" xml:id="id20" draw:id="id20" draw:layer="layout" svg:width="0.999cm" svg:height="1.489cm" svg:x="21.265cm" svg:y="8.531cm" svg:viewBox="0 0 1000 1490" svg:d="M619 1c1 1 1 1 1 2l380 378v1104c0 1 0 2-1 3l-1 1c-1 1-2 1-3 1h-990c-1 0-2 0-3-1l-1-1c-1-1-1-2-1-3v-1480c0-1 0-2 1-3l1-1c1-1 2-1 3-1h614c0 1 0 1 0 1z">
          <text:p/>
        </draw:path>
        <draw:connector draw:style-name="gr11" draw:text-style-name="P9" draw:layer="layout" svg:x1="21.765cm" svg:y1="10.021cm" svg:x2="22.515cm" svg:y2="12.249cm" draw:start-shape="id20" draw:start-glue-point="2" draw:end-shape="id18" draw:end-glue-point="3" svg:d="M21765 10021v2228h750" svg:viewBox="0 0 751 2229">
          <text:p/>
        </draw:connector>
        <draw:frame draw:style-name="gr9" draw:text-style-name="P13" draw:layer="layout" svg:width="2.102cm" svg:height="0.764cm" draw:transform="rotate (1.5707963267949) translate (24.301cm 10.204cm)">
          <draw:text-box>
            <text:p><text:span text:style-name="T2">Reports</text:span></text:p>
          </draw:text-box>
        </draw:frame>
        <draw:frame draw:style-name="gr9" draw:text-style-name="P13" draw:layer="layout" svg:width="3.22cm" svg:height="0.764cm" draw:transform="rotate (1.5707963267949) translate (20.512cm 10.89cm)">
          <draw:text-box>
            <text:p><text:span text:style-name="T2">Python Script</text:span></text:p>
          </draw:text-box>
        </draw:frame>
        <draw:connector draw:style-name="gr11" draw:text-style-name="P3" draw:layer="layout" svg:x1="2.96cm" svg:y1="14.186cm" svg:x2="23.765cm" svg:y2="13.494cm" draw:start-shape="id4" draw:start-glue-point="1" draw:end-shape="id18" draw:end-glue-point="2" svg:d="M2960 14186h20805v-692" svg:viewBox="0 0 20806 693">
          <text:p/>
        </draw:connector>
        <draw:g xml:id="id21" draw:id="id21">
          <draw:custom-shape draw:style-name="gr25" draw:text-style-name="P17" draw:layer="layout" svg:width="2.5cm" svg:height="2cm" svg:x="24cm" svg:y="2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9" draw:layer="layout" svg:x1="24.2cm" svg:y1="3.9cm" svg:x2="24.2cm" svg:y2="2.1cm">
            <text:p/>
          </draw:line>
          <draw:g>
            <draw:polyline draw:style-name="gr27" draw:text-style-name="P9" draw:layer="layout" svg:width="0.445cm" svg:height="2.131cm" draw:transform="skewX (-0.100007366139275) rotate (1.05540059868097) translate (24.3399356621986cm 2.48256744553606cm)" svg:viewBox="0 0 446 2132" draw:points="325,0 426,218 446,479 345,805 426,1088 446,1349 304,1697 0,2132">
              <text:p/>
            </draw:polyline>
            <draw:polyline draw:style-name="gr28" draw:text-style-name="P9" draw:layer="layout" svg:width="0.445cm" svg:height="2.131cm" draw:transform="skewX (-0.100007366139275) rotate (1.05505153283057) translate (24.3402020830648cm 2.57010294499245cm)" svg:viewBox="0 0 446 2132" draw:points="324,0 425,217 446,478 344,805 426,1087 446,1348 304,1697 0,2132">
              <text:p/>
            </draw:polyline>
            <draw:polyline draw:style-name="gr29" draw:text-style-name="P9" draw:layer="layout" svg:width="0.445cm" svg:height="2.131cm" draw:transform="skewX (-0.100007366139275) rotate (1.05505153283057) translate (24.3402020830648cm 2.6583382391101cm)" svg:viewBox="0 0 446 2132" draw:points="324,0 425,217 446,478 344,805 426,1087 446,1348 304,1697 0,2132">
              <text:p/>
            </draw:polyline>
            <draw:polyline draw:style-name="gr30" draw:text-style-name="P9" draw:layer="layout" svg:width="0.447cm" svg:height="2.131cm" draw:transform="skewX (-0.100880030765272) rotate (1.05540059868097) translate (24.339009536765cm 2.7489082510805cm)" svg:viewBox="0 0 448 2132" draw:points="327,0 428,218 448,479 346,805 427,1088 447,1349 305,1697 0,2132">
              <text:p/>
            </draw:polyline>
            <draw:polyline draw:style-name="gr31" draw:text-style-name="P9" draw:layer="layout" svg:width="0.445cm" svg:height="2.131cm" draw:transform="skewX (-0.100007366139275) rotate (1.05540059868097) translate (24.3399356621986cm 2.83550862200664cm)" svg:viewBox="0 0 446 2132" draw:points="325,0 426,218 446,479 345,805 426,1088 446,1349 304,1697 0,2132">
              <text:p/>
            </draw:polyline>
          </draw:g>
          <draw:line draw:style-name="gr26" draw:text-style-name="P9" draw:layer="layout" svg:x1="24.1cm" svg:y1="3.8cm" svg:x2="26.4cm" svg:y2="3.8cm">
            <text:p/>
          </draw:line>
        </draw:g>
        <draw:connector draw:style-name="gr5" draw:text-style-name="P9" draw:layer="layout" svg:x1="20.45cm" svg:y1="3cm" svg:x2="24cm" svg:y2="3cm" draw:start-shape="id3" draw:start-glue-point="1" draw:end-shape="id21" draw:end-glue-point="3" svg:d="M20450 3000h3550" svg:viewBox="0 0 3551 1">
          <text:p text:style-name="P1">Graphing</text:p>
          <text:p text:style-name="P1"/>
        </draw:connector>
        <draw:g xml:id="id4" draw:id="id4">
          <draw:path draw:style-name="gr32" draw:text-style-name="P18" draw:layer="layout" svg:width="0.999cm" svg:height="1.489cm" svg:x="1.56cm" svg:y="13.641cm" svg:viewBox="0 0 1000 1490" svg:d="M619 1c1 1 1 1 1 2l380 378v1104c0 1 0 2-1 3l-1 1c-1 1-2 1-3 1h-990c-1 0-2 0-3-1l-1-1c-1-1-1-2-1-3v-1480c0-1 0-2 1-3l1-1c1-1 2-1 3-1h614c0 1 0 1 0 1z">
            <text:p/>
          </draw:path>
          <draw:path draw:style-name="gr32" draw:text-style-name="P18" draw:layer="layout" svg:width="0.999cm" svg:height="1.489cm" svg:x="1.76cm" svg:y="13.441cm" svg:viewBox="0 0 1000 1490" svg:d="M619 1c1 1 1 1 1 2l380 378v1104c0 1 0 2-1 3l-1 1c-1 1-2 1-3 1h-990c-1 0-2 0-3-1l-1-1c-1-1-1-2-1-3v-1480c0-1 0-2 1-3l1-1c1-1 2-1 3-1h614c0 1 0 1 0 1z">
            <text:p/>
          </draw:path>
          <draw:path draw:style-name="gr32" draw:text-style-name="P18" draw:layer="layout" svg:width="0.999cm" svg:height="1.489cm" svg:x="1.96cm" svg:y="13.241cm" svg:viewBox="0 0 1000 1490" svg:d="M619 1c1 1 1 1 1 2l380 378v1104c0 1 0 2-1 3l-1 1c-1 1-2 1-3 1h-990c-1 0-2 0-3-1l-1-1c-1-1-1-2-1-3v-1480c0-1 0-2 1-3l1-1c1-1 2-1 3-1h614c0 1 0 1 0 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000000" draw:marker-start-width="0.24cm" draw:marker-start-center="false" draw:marker-end-width="0.24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uiteParts" style:family="graphic" style:parent-style-name="standard">
      <style:graphic-properties draw:fill="solid" draw:fill-color="#a7c6da" text:animation-delay="P0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ies Kennes</meta:initial-creator>
    <meta:creation-date>2019-04-14T16:19:22.432373153</meta:creation-date>
    <dc:date>2019-05-22T13:39:56.044569807</dc:date>
    <dc:creator>Dries Kennes</dc:creator>
    <meta:editing-duration>PT5H21M52S</meta:editing-duration>
    <meta:editing-cycles>96</meta:editing-cycles>
    <meta:generator>LibreOffice/6.2.3.2$Linux_X86_64 LibreOffice_project/20$Build-2</meta:generator>
    <meta:document-statistic meta:object-count="94"/>
  </office:meta>
</office:document-meta>
</file>